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09mm" fo:margin-left="38.06mm" table:align="left" style:shadow="none" style:writing-mode="lr-tb"/>
    </style:style>
    <style:style style:name="Table1.A" style:family="table-column">
      <style:table-column-properties style:column-width="87.84mm"/>
    </style:style>
    <style:style style:name="Table1.B" style:family="table-column">
      <style:table-column-properties style:column-width="10.05mm"/>
    </style:style>
    <style:style style:name="Table1.C" style:family="table-column">
      <style:table-column-properties style:column-width="26.19mm"/>
    </style:style>
    <style:style style:name="Table1.1" style:family="table-row">
      <style:table-row-properties style:row-height="40.75mm" fo:keep-together="auto"/>
    </style:style>
    <style:style style:name="Table1.A1" style:family="table-cell">
      <style:table-cell-properties style:vertical-align="middle"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2.1pt solid #000001" fo:border-top="none" fo:border-bottom="none"/>
    </style:style>
    <style:style style:name="Table1.C1" style:family="table-cell">
      <style:table-cell-properties style:vertical-align="middle" fo:padding="0mm" fo:border-left="2.1pt solid #000001" fo:border-right="none" fo:border-top="none" fo:border-bottom="2pt solid #000001"/>
    </style:style>
    <style:style style:name="Table1.2" style:family="table-row">
      <style:table-row-properties style:row-height="4.74mm" fo:keep-together="auto"/>
    </style:style>
    <style:style style:name="Table1.A2" style:family="table-cell">
      <style:table-cell-properties style:vertical-align="middle"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line-height="121%"/>
    </style:style>
    <style:style style:name="P2" style:family="paragraph" style:parent-style-name="Standard">
      <style:paragraph-properties fo:margin-top="0mm" fo:margin-bottom="8.54mm" fo:line-height="0.35mm"/>
    </style:style>
    <style:style style:name="P3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149.91mm" style:leader-style="dotted" style:leader-text="."/>
          <style:tab-stop style:position="161.41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3.18mm" fo:margin-bottom="0mm">
        <style:tab-stops>
          <style:tab-stop style:position="46.55mm" style:type="right"/>
          <style:tab-stop style:position="102.2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3.81mm" fo:margin-bottom="0mm" fo:line-height="88%">
        <style:tab-stops>
          <style:tab-stop style:position="46.55mm" style:type="right"/>
          <style:tab-stop style:position="102.2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5.08mm" fo:margin-right="0mm" fo:margin-top="3.81mm" fo:margin-bottom="0mm" fo:text-indent="0mm" style:auto-text-indent="false">
        <style:tab-stops>
          <style:tab-stop style:position="46.55mm" style:type="right" style:leader-style="dotted" style:leader-text="."/>
          <style:tab-stop style:position="83.75mm" style:leader-style="dotted" style:leader-text="."/>
          <style:tab-stop style:position="96.26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68.58mm" fo:margin-top="1.91mm" fo:margin-bottom="0mm" fo:line-height="5.03mm" fo:text-indent="0mm" style:auto-text-indent="false"/>
    </style:style>
    <style:style style:name="P8" style:family="paragraph" style:parent-style-name="Standard">
      <style:paragraph-properties fo:margin-left="0mm" fo:margin-right="15.24mm" fo:margin-top="4.45mm" fo:margin-bottom="0mm" fo:line-height="5.4mm" fo:text-indent="0mm" style:auto-text-indent="false"/>
    </style:style>
    <style:style style:name="P9" style:family="paragraph" style:parent-style-name="Standard" style:master-page-name="">
      <style:paragraph-properties fo:line-height="4.45mm" style:page-number="auto"/>
    </style:style>
    <style:style style:name="P10" style:family="paragraph" style:parent-style-name="Standard" style:master-page-name="Standard">
      <style:paragraph-properties fo:margin-top="0.07mm" fo:margin-bottom="0mm" fo:line-height="0.35mm" style:page-number="auto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fo:letter-spacing="0.07mm" style:font-size-asian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07mm" style:font-size-asian="10pt" style:font-size-complex="10pt"/>
    </style:style>
    <style:style style:name="P13" style:family="paragraph" style:parent-style-name="Standard">
      <style:text-properties fo:color="#000000" style:font-name="Times New Roman" fo:font-size="10pt" style:font-size-asian="10pt"/>
    </style:style>
    <style:style style:name="P14" style:family="paragraph" style:parent-style-name="Standard">
      <style:paragraph-properties fo:line-height="150%"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2.54mm" fo:margin-bottom="0mm" fo:line-height="81%" fo:text-align="center" style:justify-single-word="false"/>
      <style:text-properties fo:color="#000000" style:font-name="Times New Roman" fo:font-size="49pt" fo:font-weight="bold" style:font-size-asian="49pt" style:font-weight-asian="bold" style:text-scale="95%"/>
    </style:style>
    <style:style style:name="P16" style:family="paragraph" style:parent-style-name="Standard">
      <style:paragraph-properties fo:margin-top="2.54mm" fo:margin-bottom="0mm"/>
      <style:text-properties fo:color="#000000" style:font-name="Times New Roman" fo:font-size="10pt" fo:letter-spacing="0.12mm" style:font-size-asian="10pt"/>
    </style:style>
    <style:style style:name="P17" style:family="paragraph" style:parent-style-name="Standard">
      <style:paragraph-properties fo:margin-top="2.54mm" fo:margin-bottom="0mm"/>
      <style:text-properties fo:color="#000000" style:font-name="Times New Roman" fo:font-size="10pt" fo:letter-spacing="0.14mm" style:font-size-asian="10pt"/>
    </style:style>
    <style:style style:name="P18" style:family="paragraph" style:parent-style-name="Standard">
      <style:paragraph-properties fo:margin-top="2.54mm" fo:margin-bottom="0mm" fo:line-height="3.92mm">
        <style:tab-stops>
          <style:tab-stop style:position="56.52mm" style:type="right"/>
        </style:tab-stops>
      </style:paragraph-properties>
      <style:text-properties fo:color="#000000" style:font-name="Times New Roman" fo:font-size="10pt" style:font-size-asian="10pt"/>
    </style:style>
    <style:style style:name="P19" style:family="paragraph" style:parent-style-name="Standard">
      <style:paragraph-properties fo:margin-top="2.54mm" fo:margin-bottom="0mm" fo:line-height="150%" fo:text-align="center" style:justify-single-word="false"/>
      <style:text-properties fo:color="#000000"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7.07mm" fo:margin-right="0mm" fo:line-height="111%" fo:text-indent="0mm" style:auto-text-indent="false"/>
      <style:text-properties fo:color="#000000" style:font-name="Times New Roman" fo:font-size="8pt" style:font-size-asian="8pt"/>
    </style:style>
    <style:style style:name="P21" style:family="paragraph" style:parent-style-name="Standard">
      <style:paragraph-properties fo:margin-left="7.07mm" fo:margin-right="0mm" fo:text-indent="0mm" style:auto-text-indent="false"/>
      <style:text-properties fo:color="#000000" style:font-name="Times New Roman" fo:font-size="8pt" style:font-size-asian="8pt" style:text-scale="110%"/>
    </style:style>
    <style:style style:name="P22" style:family="paragraph" style:parent-style-name="Standard">
      <style:paragraph-properties fo:margin-left="0mm" fo:margin-right="95.25mm" fo:margin-top="2.54mm" fo:margin-bottom="0mm" fo:line-height="123%" fo:text-indent="0mm" style:auto-text-indent="false"/>
      <style:text-properties fo:color="#000000" style:font-name="Times New Roman" fo:font-size="10pt" style:font-size-asian="10pt"/>
    </style:style>
    <style:style style:name="P23" style:family="paragraph" style:parent-style-name="Standard" style:list-style-name="WWNum1">
      <style:paragraph-properties fo:margin-left="6.35mm" fo:margin-right="0mm" fo:margin-top="1.27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0pt" fo:letter-spacing="0.07mm" style:font-size-asian="10pt"/>
    </style:style>
    <style:style style:name="P24" style:family="paragraph" style:parent-style-name="Standard" style:list-style-name="WWNum2">
      <style:paragraph-properties fo:margin-left="6.35mm" fo:margin-right="0mm" fo:margin-top="1.27mm" fo:margin-bottom="0mm" fo:text-indent="0mm" style:auto-text-indent="false">
        <style:tab-stops>
          <style:tab-stop style:position="15.24mm" style:type="char" style:char="."/>
          <style:tab-stop style:position="58.3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5" style:family="paragraph" style:parent-style-name="Standard" style:list-style-name="WWNum2">
      <style:paragraph-properties fo:margin-left="6.35mm" fo:margin-right="0mm" fo:margin-top="1.91mm" fo:margin-bottom="0mm" fo:text-indent="0mm" style:auto-text-indent="false">
        <style:tab-stops>
          <style:tab-stop style:position="15.24mm" style:type="char" style:char="."/>
          <style:tab-stop style:position="58.3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6" style:family="paragraph" style:parent-style-name="Standard">
      <style:paragraph-properties fo:margin-top="2.54mm" fo:margin-bottom="3.18mm"/>
      <style:text-properties fo:color="#000000" style:font-name="Times New Roman" fo:font-size="10pt" fo:letter-spacing="0.14mm" style:font-size-asian="10pt"/>
    </style:style>
    <style:style style:name="P27" style:family="paragraph" style:parent-style-name="Standard">
      <style:paragraph-properties fo:margin-top="4.45mm" fo:margin-bottom="3.18mm"/>
      <style:text-properties fo:color="#000000" style:font-name="Times New Roman" fo:font-size="10pt" fo:letter-spacing="0.18mm" style:font-size-asian="10pt"/>
    </style:style>
    <style:style style:name="P28" style:family="paragraph" style:parent-style-name="Standard">
      <style:paragraph-properties fo:margin-top="4.45mm" fo:margin-bottom="0mm"/>
      <style:text-properties fo:color="#000000" style:font-name="Times New Roman" fo:font-size="10pt" fo:letter-spacing="0.18mm" style:font-size-asian="10pt"/>
    </style:style>
    <style:style style:name="P29" style:family="paragraph" style:parent-style-name="Standard">
      <style:paragraph-properties fo:margin-left="97.79mm" fo:margin-right="0mm" fo:margin-top="3.81mm" fo:margin-bottom="7.62mm" fo:text-indent="0mm" style:auto-text-indent="false">
        <style:tab-stops>
          <style:tab-stop style:position="152.08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30" style:family="paragraph" style:parent-style-name="Standard">
      <style:paragraph-properties fo:margin-left="0mm" fo:margin-right="1.91mm" fo:margin-top="1.91mm" fo:margin-bottom="0.64mm" fo:text-align="end" style:justify-single-word="false" fo:text-indent="0mm" style:auto-text-indent="false"/>
      <style:text-properties fo:color="#000000" style:font-name="Times New Roman" fo:font-size="10pt" fo:letter-spacing="0.09mm" style:font-size-asian="10pt"/>
    </style:style>
    <style:style style:name="P31" style:family="paragraph" style:parent-style-name="Standard">
      <style:paragraph-properties fo:margin-top="1.91mm" fo:margin-bottom="3.81mm"/>
      <style:text-properties fo:color="#000000" style:font-name="Times New Roman" fo:font-size="7.5pt" fo:letter-spacing="0.07mm" style:font-size-asian="7.5pt"/>
    </style:style>
    <style:style style:name="P32" style:family="paragraph" style:parent-style-name="Standard">
      <style:paragraph-properties fo:margin-left="44.45mm" fo:margin-right="0mm" fo:margin-top="0.64mm" fo:margin-bottom="0mm" fo:line-height="3.92mm" fo:text-indent="0mm" style:auto-text-indent="false"/>
      <style:text-properties fo:color="#000000" style:font-name="Times New Roman" fo:font-size="10pt" style:font-size-asian="10pt"/>
    </style:style>
    <style:style style:name="P33" style:family="paragraph" style:parent-style-name="Standard">
      <style:paragraph-properties fo:margin-top="0.64mm" fo:margin-bottom="0mm" fo:line-height="3.7mm" fo:text-align="end" style:justify-single-word="false" fo:break-before="column"/>
      <style:text-properties fo:color="#000000" style:font-name="Times New Roman" fo:font-size="10.5pt" fo:font-weight="bold" style:font-size-asian="10.5pt" style:font-weight-asian="bold"/>
    </style:style>
    <style:style style:name="P34" style:family="paragraph" style:parent-style-name="Standard">
      <style:paragraph-properties fo:margin-top="1.91mm" fo:margin-bottom="0mm" fo:line-height="3.92mm"/>
      <style:text-properties fo:color="#000000" style:font-name="Times New Roman" fo:font-size="10pt" style:font-size-asian="10pt"/>
    </style:style>
    <style:style style:name="P35" style:family="paragraph" style:parent-style-name="Standard">
      <style:paragraph-properties fo:margin-left="0mm" fo:margin-right="0.26mm" fo:line-height="200%" fo:text-indent="0mm" style:auto-text-indent="false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44" style:family="paragraph" style:parent-style-name="Frame_20_contents">
      <style:paragraph-properties fo:text-align="end" style:justify-single-word="false"/>
      <style:text-properties fo:color="#000000" style:font-name="Verdana" fo:font-size="6pt" fo:letter-spacing="-0.04mm" style:font-size-asian="6pt"/>
    </style:style>
    <style:style style:name="T1" style:family="text">
      <style:text-properties fo:color="#000000" style:font-name="Times New Roman" fo:font-size="7.5pt" fo:letter-spacing="0.07mm" style:font-size-asian="7.5pt" style:text-scale="105%"/>
    </style:style>
    <style:style style:name="T2" style:family="text">
      <style:text-properties fo:color="#000000" style:font-name="Times New Roman" fo:font-size="7.5pt" fo:letter-spacing="0.11mm" style:font-size-asian="7.5pt" style:text-scale="105%"/>
    </style:style>
    <style:style style:name="T3" style:family="text">
      <style:text-properties fo:color="#000000" style:font-name="Times New Roman" fo:font-size="10pt" fo:letter-spacing="0.05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09mm" style:font-size-asian="10pt"/>
    </style:style>
    <style:style style:name="T6" style:family="text">
      <style:text-properties fo:color="#000000" style:font-name="Times New Roman" fo:font-size="10pt" fo:letter-spacing="0.28mm" style:font-size-asian="10pt"/>
    </style:style>
    <style:style style:name="T7" style:family="text">
      <style:text-properties fo:color="#000000" style:font-name="Times New Roman" fo:font-size="10pt" fo:letter-spacing="0.25mm" style:font-size-asian="10pt"/>
    </style:style>
    <style:style style:name="T8" style:family="text">
      <style:text-properties fo:color="#000000" style:font-name="Times New Roman" fo:font-size="10pt" fo:letter-spacing="0.11mm" style:font-size-asian="10pt"/>
    </style:style>
    <style:style style:name="T9" style:family="text">
      <style:text-properties fo:color="#000000" style:font-name="Times New Roman" fo:font-size="10pt" fo:letter-spacing="-0.09mm" style:font-size-asian="10pt"/>
    </style:style>
    <style:style style:name="T10" style:family="text">
      <style:text-properties fo:color="#000000" style:font-name="Times New Roman" fo:font-size="10pt" fo:letter-spacing="0.04mm" style:font-size-asian="10pt"/>
    </style:style>
    <style:style style:name="T11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12" style:family="text">
      <style:text-properties fo:color="#000000" style:font-name="Times New Roman" fo:font-size="10.5pt" fo:font-weight="bold" style:font-size-asian="10.5pt" style:font-weight-asian="bold"/>
    </style:style>
    <style:style style:name="T13" style:family="text">
      <style:text-properties fo:color="#000000" style:font-name="Times New Roman" fo:letter-spacing="0.07mm" style:text-scale="105%"/>
    </style:style>
    <style:style style:name="T14" style:family="text">
      <style:text-properties fo:color="#000000" style:font-name="Times New Roman" fo:letter-spacing="0.11mm" style:text-scale="105%"/>
    </style:style>
    <style:style style:name="T15" style:family="text">
      <style:text-properties fo:color="#000000" style:text-line-through-style="none" style:text-position="0% 100%" style:font-name="Courier New1" fo:font-size="9pt" fo:letter-spacing="0.11mm" fo:language="en" fo:country="US" fo:font-weight="bold" style:font-name-asian="Calibri1" style:font-size-asian="9pt" style:language-asian="zh" style:country-asian="CN" style:font-weight-asian="bold" style:font-name-complex="Courier New2" style:font-size-complex="9pt" style:font-weight-complex="normal" style:text-scale="100%"/>
    </style:style>
    <style:style style:name="T16" style:family="text">
      <style:text-properties fo:color="#000000" style:text-line-through-style="none" style:text-position="0% 100%" style:font-name="Courier New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2" style:font-size-complex="10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2" style:font-size-complex="10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3" style:family="text">
      <style:text-properties fo:font-size="7.5pt" fo:letter-spacing="0.11mm" style:font-size-asian="7.5pt" style:text-scale="105%"/>
    </style:style>
    <style:style style:name="T24" style:family="text">
      <style:text-properties fo:letter-spacing="0.11mm" style:text-scale="105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13">THE COMPANIES ACT <text:line-break/></text:span><text:span text:style-name="T14">(CHAPTER 50).</text:span></text:p>
            <text:p text:style-name="P12">Section 262(1)</text:p>
            <text:p text:style-name="P19"><text:span text:style-name="T24">NOTICE OF WINDING-UP <text:line-break/>ORDER AND PARTICULARS <text:line-break/>OF LIQUIDATOR(S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0">FORM</text:p>
            <text:p text:style-name="P15">6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1">Folio No</text:p>
          </table:table-cell>
        </table:table-row>
      </table:table>
      <text:p text:style-name="P2"/>
      <text:p text:style-name="P35"><text:span text:style-name="T3">Name of Company: </text:span><text:span text:style-name="T17"><text:placeholder text:placeholder-type="text">&lt;o.name&gt;</text:placeholder></text:span><text:span text:style-name="T3"> <text:line-break/></text:span><text:span text:style-name="T4">Company No: </text:span><text:span text:style-name="T17"><text:placeholder text:placeholder-type="text">&lt;o.uen&gt;</text:placeholder></text:span></text:p>
      <text:p text:style-name="P22">The Registrar of Companies and Businesses, Singapore</text:p>
      <text:p text:style-name="P3"><text:span text:style-name="T5">Notice is hereby given that, on <text:tab/></text:span><text:span text:style-name="T4"> <text:tab/></text:span></text:p>
      <text:p text:style-name="P1"><text:span text:style-name="T3">an order of the High Court for the compulsory winding-up of the abovenamed company was made and the </text:span><text:span text:style-name="T5">relevant particulars of the winding up proceedings are given as follows:</text:span></text:p>
      <text:p text:style-name="P16">1 The ground(s) on which the winding-up order was made *is/are:</text:p>
      <text:list xml:id="list13115025401" text:style-name="WWNum1">
        <text:list-item>
          <text:p text:style-name="P23">on the ground of insolvency</text:p>
        </text:list-item>
        <text:list-item>
          <text:p text:style-name="P23">on non-insolvency ground</text:p>
        </text:list-item>
      </text:list>
      <text:p text:style-name="P17">2 The liquidator(s) appointed *is/are:</text:p>
      <text:list xml:id="list1919817299" text:style-name="WWNum2">
        <text:list-item>
          <text:p text:style-name="P24"><text:tab/></text:p>
        </text:list-item>
        <text:list-item>
          <text:p text:style-name="P25"><text:tab/></text:p>
        </text:list-item>
        <text:list-item>
          <text:p text:style-name="P25"><text:tab/></text:p>
        </text:list-item>
      </text:list>
      <text:p text:style-name="P26">3 Name of company/firm of the liquidators:</text:p>
      <text:p text:style-name="P27">4 Address of company/firm:</text:p>
      <text:p text:style-name="P28">5 Name of petitioner:</text:p>
      <text:p text:style-name="P4"><text:span text:style-name="T4"><text:tab/></text:span><text:span text:style-name="T6">6 Company Winding-up No.: <text:tab/></text:span></text:p>
      <text:p text:style-name="P5"><text:span text:style-name="T4"><text:tab/></text:span><text:span text:style-name="T7">7 Solicitor for the Petitioner: <text:tab/></text:span></text:p>
      <text:p text:style-name="P6"><text:span text:style-name="T8">Dated this <text:tab/></text:span><text:span text:style-name="T4"> day of<text:tab/> <text:tab/></text:span></text:p>
      <text:p text:style-name="P29">Signature: <text:tab/></text:p>
      <text:p text:style-name="P30">Name of *Petitioner/Solicitor for the Petitioner</text:p>
      <text:p text:style-name="P31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text:span text:style-name="T18">Lodged in the office of the Registrar of Companies &amp; </text:span><text:span text:style-name="T19">Businesses by</text:span></text:p>
            <text:p text:style-name="P38">Name:</text:p>
            <text:p text:style-name="P40">Address:</text:p>
            <text:p text:style-name="P41"><text:span text:style-name="T21">A/c No:<text:tab/></text:span><text:span text:style-name="T20">Tel No:</text:span></text:p>
            <text:p text:style-name="P42">Fax No: </text:p>
          </table:table-cell>
          <table:table-cell table:style-name="Table4.A1" office:value-type="string">
            <text:p text:style-name="P36">For Official Use</text:p>
            <text:p text:style-name="P43"><text:span text:style-name="T22">Date of Registration: </text:span><text:span text:style-name="T20">Receipt No:</text:span></text:p>
            <text:p text:style-name="P39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07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normal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51mm" fo:margin-bottom="7.34mm" fo:margin-left="23.85mm" fo:margin-right="23.04mm" style:writing-mode="lr-tb" style:layout-grid-color="#c0c0c0" style:layout-grid-lines="2644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21T08:22:00</meta:creation-date>
    <dc:date>2016-01-12T23:31:12</dc:date>
    <meta:editing-duration>PT1M27S</meta:editing-duration>
    <meta:generator>LibreOffice/3.5$Linux_X86_64 LibreOffice_project/350m1$Build-2</meta:generator>
    <meta:document-statistic meta:table-count="2" meta:image-count="0" meta:object-count="0" meta:page-count="1" meta:paragraph-count="34" meta:word-count="166" meta:character-count="1020" meta:non-whitespace-character-count="8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